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572a"/>
    </style:style>
    <style:style style:name="P2" style:family="paragraph" style:parent-style-name="Text_20_body" style:list-style-name="L1">
      <style:text-properties officeooo:paragraph-rsid="0013572a"/>
    </style:style>
    <style:style style:name="P3" style:family="paragraph" style:parent-style-name="Text_20_body" style:list-style-name="L1">
      <style:text-properties fo:font-weight="bold" officeooo:paragraph-rsid="0013572a" style:font-weight-asian="bold" style:font-weight-complex="bold"/>
    </style:style>
    <style:style style:name="P4" style:family="paragraph" style:parent-style-name="Text_20_body" style:list-style-name="L1">
      <style:text-properties style:font-name="DejaVu Sans" fo:font-size="10.5pt" officeooo:paragraph-rsid="0013572a" style:font-size-asian="10.5pt" style:font-size-complex="10.5pt"/>
    </style:style>
    <style:style style:name="P5" style:family="paragraph" style:parent-style-name="Text_20_body">
      <style:text-properties officeooo:paragraph-rsid="0013572a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3572a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paragraph-rsid="0013572a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3572a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3572a"/>
    </style:style>
    <style:style style:name="P13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14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3572a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3572a"/>
    </style:style>
    <style:style style:name="P17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/>
    </style:style>
    <style:style style:name="P18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officeooo:paragraph-rsid="0013572a"/>
    </style:style>
    <style:style style:name="P19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3572a"/>
    </style:style>
    <style:style style:name="P21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22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13572a" officeooo:paragraph-rsid="0013572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FMono-Regular" fo:font-size="9.75pt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13572a" loext:padding="0in" loext:border="none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size-complex="10.5pt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3c7ad0" style:font-size-asian="10.5pt" style:font-size-complex="10.5pt" loext:padding="0in" loext:border="none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b2106c" style:font-size-asian="10.5pt" style:font-size-complex="10.5pt" loext:padding="0in" loext:border="none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3f02a1" style:font-size-asian="10.5pt" style:font-size-complex="10.5pt" loext:padding="0in" loext:border="none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normal" officeooo:rsid="00402fc0" style:font-size-asian="10.5pt" style:font-size-complex="10.5pt" loext:padding="0in" loext:border="none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normal" officeooo:rsid="0040e1d7" style:font-size-asian="10.5pt" style:font-size-complex="10.5pt" loext:padding="0in" loext:border="none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ize-complex="10.5pt" loext:padding="0in" loext:border="none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size-complex="10.5pt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normal" officeooo:rsid="0026d2f3" fo:background-color="#ffff66" loext:char-shading-value="0" style:font-size-asian="10.5pt" style:font-size-complex="10.5pt" loext:padding="0in" loext:border="none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normal" officeooo:rsid="00b004a8" fo:background-color="#ffff66" loext:char-shading-value="0" style:font-size-asian="10.5pt" style:font-weight-asian="normal" style:font-size-complex="10.5pt" style:font-weight-complex="normal" loext:padding="0in" loext:border="none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bold" officeooo:rsid="0021bd9f" style:font-size-asian="10.5pt" style:font-size-complex="10.5pt" loext:padding="0in" loext:border="none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 loext:padding="0in" loext:border="none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bold" officeooo:rsid="0024ed52" style:font-size-asian="10.5pt" style:font-size-complex="10.5pt" loext:padding="0in" loext:border="none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bold" officeooo:rsid="00682ded" style:font-size-asian="10.5pt" style:font-size-complex="10.5pt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bold" officeooo:rsid="006b3a32" fo:background-color="#ffff66" loext:char-shading-value="0" style:font-size-asian="10.5pt" style:font-weight-asian="bold" style:font-size-complex="10.5pt" style:font-weight-complex="bold" loext:padding="0in" loext:border="none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bold" officeooo:rsid="006b9e0a" fo:background-color="#ffff66" loext:char-shading-value="0" style:font-size-asian="10.5pt" style:font-weight-asian="bold" style:font-size-complex="10.5pt" style:font-weight-complex="bold" loext:padding="0in" loext:border="none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bold" officeooo:rsid="00b004a8" fo:background-color="#ffff66" loext:char-shading-value="0" style:font-size-asian="10.5pt" style:font-weight-asian="bold" style:font-size-complex="10.5pt" style:font-weight-complex="bold" loext:padding="0in" loext:border="none"/>
    </style:style>
    <style:style style:name="T28" style:family="text">
      <style:text-properties fo:font-variant="normal" fo:text-transform="none" fo:color="#333333" style:font-name="DejaVu Sans" fo:font-size="10.5pt" fo:letter-spacing="normal" fo:font-style="normal" style:text-underline-style="none" fo:font-weight="bold" officeooo:rsid="006b9e0a" fo:background-color="transparent" loext:char-shading-value="0" style:font-size-asian="10.5pt" style:font-size-complex="10.5pt" loext:padding="0in" loext:border="none"/>
    </style:style>
    <style:style style:name="T29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6b9e0a" fo:background-color="transparent" loext:char-shading-value="0" style:font-size-asian="10.5pt" style:font-size-complex="10.5pt" loext:padding="0in" loext:border="none"/>
    </style:style>
    <style:style style:name="T30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682ded" fo:background-color="transparent" loext:char-shading-value="0" style:font-size-asian="10.5pt" style:font-size-complex="10.5pt" loext:padding="0in" loext:border="none"/>
    </style:style>
    <style:style style:name="T31" style:family="text">
      <style:text-properties fo:font-variant="normal" fo:text-transform="none" fo:color="#333333" style:font-name="DejaVu Sans" fo:font-size="10.5pt" fo:letter-spacing="normal" fo:font-style="italic" fo:font-weight="normal" officeooo:rsid="0021bd9f" style:font-size-asian="10.5pt" style:font-style-asian="italic" style:font-size-complex="10.5pt" style:font-style-complex="italic" loext:padding="0in" loext:border="none"/>
    </style:style>
    <style:style style:name="T32" style:family="text">
      <style:text-properties fo:font-variant="normal" fo:text-transform="none" fo:color="#333333" style:font-name="DejaVu Sans" fo:font-size="10.5pt" fo:letter-spacing="normal" fo:font-style="italic" fo:font-weight="normal" officeooo:rsid="003c7ad0" style:font-size-asian="10.5pt" style:font-style-asian="italic" style:font-size-complex="10.5pt" style:font-style-complex="italic" loext:padding="0in" loext:border="none"/>
    </style:style>
    <style:style style:name="T33" style:family="text">
      <style:text-properties fo:font-variant="normal" fo:text-transform="none" fo:color="#333333" style:font-name="DejaVu Sans" fo:font-size="10.5pt" fo:letter-spacing="normal" fo:font-style="italic" fo:font-weight="normal" officeooo:rsid="0041f5d7" style:font-size-asian="10.5pt" style:font-style-asian="italic" style:font-size-complex="10.5pt" style:font-style-complex="italic" loext:padding="0in" loext:border="none"/>
    </style:style>
    <style:style style:name="T34" style:family="text">
      <style:text-properties fo:font-variant="normal" fo:text-transform="none" fo:color="#333333" style:font-name="DejaVu Sans" fo:font-size="10.5pt" fo:letter-spacing="normal" fo:font-style="italic" fo:font-weight="normal" officeooo:rsid="0013572a" style:font-size-asian="10.5pt" style:font-style-asian="italic" style:font-size-complex="10.5pt" style:font-style-complex="italic" loext:padding="0in" loext:border="none"/>
    </style:style>
    <style:style style:name="T35" style:family="text">
      <style:text-properties fo:font-variant="normal" fo:text-transform="none" fo:color="#333333" style:font-name="DejaVu Sans" fo:font-size="10.4499998092651pt" fo:letter-spacing="normal" fo:font-style="normal" fo:font-weight="normal"/>
    </style:style>
    <style:style style:name="T36" style:family="text">
      <style:text-properties fo:font-variant="normal" fo:text-transform="none" fo:color="#333333" style:font-name="DejaVu Sans" fo:font-size="10.4499998092651pt" fo:letter-spacing="normal" fo:font-style="normal" fo:font-weight="normal" officeooo:rsid="001e8461"/>
    </style:style>
    <style:style style:name="T37" style:family="text">
      <style:text-properties fo:font-variant="normal" fo:text-transform="none" fo:color="#333333" style:font-name="DejaVu Sans" fo:font-size="10.4499998092651pt" fo:letter-spacing="normal" fo:font-style="normal" fo:font-weight="normal" officeooo:rsid="00f3b69a"/>
    </style:style>
    <style:style style:name="T38" style:family="text">
      <style:text-properties fo:font-variant="normal" fo:text-transform="none" fo:color="#333333" style:font-name="DejaVu Sans" fo:font-size="10.4499998092651pt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333333" style:font-name="DejaVu Sans" fo:font-size="10.4499998092651pt" fo:letter-spacing="normal" fo:font-style="normal" fo:font-weight="bold"/>
    </style:style>
    <style:style style:name="T40" style:family="text">
      <style:text-properties fo:font-variant="normal" fo:text-transform="none" fo:color="#333333" style:font-name="DejaVu Sans" fo:font-size="10.4499998092651pt" fo:letter-spacing="normal" fo:font-style="normal" fo:font-weight="bold" officeooo:rsid="00a4af86"/>
    </style:style>
    <style:style style:name="T41" style:family="text">
      <style:text-properties fo:font-variant="normal" fo:text-transform="none" fo:color="#333333" style:font-name="DejaVu Sans" fo:font-size="10pt" fo:letter-spacing="normal" fo:font-style="normal" fo:font-weight="normal" officeooo:rsid="001e8461" style:font-size-asian="10pt" style:font-size-complex="10pt" loext:padding="0in" loext:border="none"/>
    </style:style>
    <style:style style:name="T42" style:family="text">
      <style:text-properties fo:font-variant="normal" fo:text-transform="none" fo:color="#333333" style:font-name="DejaVu Sans" fo:font-size="8.5pt" fo:letter-spacing="normal" fo:font-style="normal" fo:font-weight="normal" officeooo:rsid="00a4af86" loext:padding="0in" loext:border="none"/>
    </style:style>
    <style:style style:name="T43" style:family="text">
      <style:text-properties fo:color="#032f62" style:font-name="SFMono-Regular" fo:font-size="9.75pt" fo:font-style="normal" fo:font-weight="normal"/>
    </style:style>
    <style:style style:name="T44" style:family="text">
      <style:text-properties fo:color="#032f62" style:font-name="SFMono-Regular" fo:font-size="9.75pt" fo:font-style="normal" fo:font-weight="normal" officeooo:rsid="00116a0b"/>
    </style:style>
    <style:style style:name="T45" style:family="text">
      <style:text-properties fo:color="#032f62" style:font-name="SFMono-Regular" fo:font-size="9.75pt" fo:font-style="normal" fo:font-weight="normal" officeooo:rsid="0013572a"/>
    </style:style>
    <style:style style:name="T46" style:family="text">
      <style:text-properties officeooo:rsid="00b3d9fd"/>
    </style:style>
    <style:style style:name="T47" style:family="text">
      <style:text-properties officeooo:rsid="00f6f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45in" fo:text-indent="-0.25in" fo:margin-left="0.5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45in" fo:text-indent="-0.25in" fo:margin-left="0.8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45in" fo:text-indent="-0.25in" fo:margin-left="1.0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45in" fo:text-indent="-0.25in" fo:margin-left="1.3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45in" fo:text-indent="-0.25in" fo:margin-left="1.5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45in" fo:text-indent="-0.25in" fo:margin-left="1.8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45in" fo:text-indent="-0.25in" fo:margin-left="2.0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45in" fo:text-indent="-0.25in" fo:margin-left="2.3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45in" fo:text-indent="-0.25in" fo:margin-left="2.5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45in" fo:text-indent="-0.25in" fo:margin-left="2.84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Login</text:h>
      <text:p text:style-name="P6">Used to collect a Token for a registered User.</text:p>
      <text:p text:style-name="P11"><text:span text:style-name="Strong_20_Emphasis"><text:span text:style-name="T4">URL</text:span></text:span><text:span text:style-name="T5">:</text:span><text:span text:style-name="Source_20_Text"><text:span text:style-name="T6">/api/login/</text:span></text:span></text:p>
      <text:p text:style-name="P11"><text:span text:style-name="Strong_20_Emphasis"><text:span text:style-name="T4">Method</text:span></text:span><text:span text:style-name="T5">:</text:span><text:span text:style-name="Source_20_Text"><text:span text:style-name="T6">POST</text:span></text:span></text:p>
      <text:p text:style-name="P9"><text:span text:style-name="Strong_20_Emphasis"><text:span text:style-name="T4">Auth required</text:span></text:span><text:span text:style-name="T5">: NO</text:span></text:p>
      <text:p text:style-name="P9"><text:span text:style-name="Strong_20_Emphasis"><text:span text:style-name="T4">Data constraints</text:span></text:span></text:p>
      <text:p text:style-name="P15">{</text:p>
      <text:p text:style-name="P17"><text:s text:c="4"/><text:span text:style-name="T43">"username"</text:span><text:span text:style-name="T3">: </text:span><text:span text:style-name="T43">"[valid email address]"</text:span><text:span text:style-name="T3">,</text:span></text:p>
      <text:p text:style-name="P17"><text:s text:c="4"/><text:span text:style-name="T43">"password"</text:span><text:span text:style-name="T3">: </text:span><text:span text:style-name="T43">"[password in plain text]"</text:span></text:p>
      <text:p text:style-name="P19">}</text:p>
      <text:p text:style-name="P9"><text:span text:style-name="Strong_20_Emphasis"><text:span text:style-name="T4">Data example</text:span></text:span></text:p>
      <text:p text:style-name="P15">{</text:p>
      <text:p text:style-name="P17"><text:s text:c="4"/><text:span text:style-name="T43">"username"</text:span><text:span text:style-name="T3">: </text:span><text:span text:style-name="T43">"iloveauth@example.com"</text:span><text:span text:style-name="T3">,</text:span></text:p>
      <text:p text:style-name="P17"><text:s text:c="4"/><text:span text:style-name="T43">"password"</text:span><text:span text:style-name="T3">: </text:span><text:span text:style-name="T43">"</text:span><text:span text:style-name="T44">A</text:span><text:span text:style-name="T43">bcd</text:span><text:span text:style-name="T44">$</text:span><text:span text:style-name="T43">1234"</text:span></text:p>
      <text:p text:style-name="P19">}</text:p>
      <text:h text:style-name="P13" text:outline-level="2"><text:bookmark text:name="user-content-success-response"/>Success Response</text:h>
      <text:p text:style-name="P11"><text:span text:style-name="Strong_20_Emphasis"><text:span text:style-name="T4">Code</text:span></text:span><text:span text:style-name="T5">:</text:span><text:span text:style-name="Source_20_Text"><text:span text:style-name="T6">200 OK</text:span></text:span></text:p>
      <text:p text:style-name="P9"><text:span text:style-name="Strong_20_Emphasis"><text:span text:style-name="T4">Content example</text:span></text:span></text:p>
      <text:p text:style-name="P15">{</text:p>
      <text:p text:style-name="P17"><text:s text:c="4"/><text:span text:style-name="T43">"token"</text:span><text:span text:style-name="T3">: </text:span><text:span text:style-name="T43">"93144b288eb1fdccbe46d6fc0f241a51766ecd3d"</text:span></text:p>
      <text:p text:style-name="P19">}</text:p>
      <text:h text:style-name="P13" text:outline-level="2"><text:bookmark text:name="user-content-error-response"/>Error Response</text:h>
      <text:p text:style-name="P9"><text:span text:style-name="Strong_20_Emphasis"><text:span text:style-name="T4">Condition</text:span></text:span><text:span text:style-name="T5">: If 'username' and 'password' combination is wrong.</text:span></text:p>
      <text:p text:style-name="P11"><text:span text:style-name="Strong_20_Emphasis"><text:span text:style-name="T4">Code</text:span></text:span><text:span text:style-name="T5">:</text:span><text:span text:style-name="Source_20_Text"><text:span text:style-name="T6">400 BAD REQUEST</text:span></text:span></text:p>
      <text:p text:style-name="P9"><text:span text:style-name="Strong_20_Emphasis"><text:span text:style-name="T4">Content</text:span></text:span><text:span text:style-name="T5">:</text:span></text:p>
      <text:p text:style-name="P15">{</text:p>
      <text:p text:style-name="P17"><text:s text:c="4"/><text:span text:style-name="T43">"non_field_errors"</text:span><text:span text:style-name="T3">: [</text:span></text:p>
      <text:p text:style-name="P17"><text:s text:c="8"/><text:span text:style-name="T43">"Unable to login with provided credentials."</text:span></text:p>
      <text:p text:style-name="P17"><text:s text:c="4"/><text:span text:style-name="T3">]</text:span></text:p>
      <text:p text:style-name="P19">}</text:p>
      <text:p text:style-name="Standard"/>
      <text:h text:style-name="P22" text:outline-level="1"><text:soft-page-break/>Cameras</text:h>
      <text:p text:style-name="P7">Used to collect a Token for a registered User.</text:p>
      <text:p text:style-name="P12"><text:span text:style-name="Strong_20_Emphasis"><text:span text:style-name="T4">URL</text:span></text:span><text:span text:style-name="T5">:</text:span><text:span text:style-name="Source_20_Text"><text:span text:style-name="T6">/api/</text:span></text:span><text:span text:style-name="Source_20_Text"><text:span text:style-name="T7">cameras</text:span></text:span><text:span text:style-name="Source_20_Text"><text:span text:style-name="T6">/</text:span></text:span></text:p>
      <text:p text:style-name="P12"><text:span text:style-name="Strong_20_Emphasis"><text:span text:style-name="T4">Method</text:span></text:span><text:span text:style-name="T5">:</text:span><text:span text:style-name="Source_20_Text"><text:span text:style-name="T7">GET</text:span></text:span></text:p>
      <text:p text:style-name="P10"><text:span text:style-name="Strong_20_Emphasis"><text:span text:style-name="T4">Auth required</text:span></text:span><text:span text:style-name="T5">: NO</text:span></text:p>
      <text:p text:style-name="P8"><text:span text:style-name="Strong_20_Emphasis"><text:span text:style-name="T4"/></text:span></text:p>
      <text:h text:style-name="P14" text:outline-level="2"><text:bookmark text:name="user-content-success-response1"/>Success Response</text:h>
      <text:p text:style-name="P12"><text:span text:style-name="Strong_20_Emphasis"><text:span text:style-name="T4">Code</text:span></text:span><text:span text:style-name="T5">:</text:span><text:span text:style-name="Source_20_Text"><text:span text:style-name="T6">200 OK</text:span></text:span></text:p>
      <text:p text:style-name="P10"><text:span text:style-name="Strong_20_Emphasis"><text:span text:style-name="T4">Content example</text:span></text:span></text:p>
      <text:p text:style-name="P16">{</text:p>
      <text:p text:style-name="P18"><text:s text:c="4"/><text:span text:style-name="T43">"</text:span><text:span text:style-name="T45">id</text:span><text:span text:style-name="T43">"</text:span><text:span text:style-name="T3">: </text:span><text:span text:style-name="T43">"</text:span><text:span text:style-name="T45">1</text:span><text:span text:style-name="T43">",</text:span></text:p>
      <text:p text:style-name="P18"><text:span text:style-name="T43"><text:s text:c="8"/>“</text:span><text:span text:style-name="T45">name</text:span><text:span text:style-name="T43">”: “</text:span><text:span text:style-name="T45">camera_1</text:span><text:span text:style-name="T43">”,</text:span></text:p>
      <text:p text:style-name="P18"><text:span text:style-name="T43"><text:s text:c="8"/>“</text:span><text:span text:style-name="T45">location</text:span><text:span text:style-name="T43">” : </text:span><text:span text:style-name="T45">{“lam” : 54.23, “lit” : 45},</text:span></text:p>
      <text:p text:style-name="P18"><text:span text:style-name="T45"><text:s text:c="8"/>“status” : online</text:span></text:p>
      <text:p text:style-name="P20">}</text:p>
      <text:h text:style-name="P14" text:outline-level="2"><text:bookmark text:name="user-content-error-response1"/>Error Response</text:h>
      <text:p text:style-name="P10"><text:span text:style-name="Strong_20_Emphasis"><text:span text:style-name="T4">Condition</text:span></text:span><text:span text:style-name="T5">: If 'username' and 'password' combination is wrong.</text:span></text:p>
      <text:p text:style-name="P12"><text:span text:style-name="Strong_20_Emphasis"><text:span text:style-name="T4">Code</text:span></text:span><text:span text:style-name="T5">:</text:span><text:span text:style-name="Source_20_Text"><text:span text:style-name="T6">40</text:span></text:span><text:span text:style-name="Source_20_Text"><text:span text:style-name="T7">0</text:span></text:span><text:span text:style-name="Source_20_Text"><text:span text:style-name="T6"> </text:span></text:span><text:span text:style-name="Source_20_Text"><text:span text:style-name="T7">Bad Request</text:span></text:span></text:p>
      <text:p text:style-name="P10"><text:span text:style-name="Strong_20_Emphasis"><text:span text:style-name="T4">Content</text:span></text:span><text:span text:style-name="T5">:</text:span></text:p>
      <text:p text:style-name="P16">{</text:p>
      <text:p text:style-name="P18"><text:s text:c="4"/><text:span text:style-name="T43">"non_field_errors"</text:span><text:span text:style-name="T3">: [</text:span></text:p>
      <text:p text:style-name="P18"><text:s text:c="8"/><text:span text:style-name="T43">"Unable to </text:span><text:span text:style-name="T45">find</text:span><text:span text:style-name="T43"> with provided credentials."</text:span></text:p>
      <text:p text:style-name="P18"><text:s text:c="4"/><text:span text:style-name="T3">]</text:span></text:p>
      <text:p text:style-name="P20">}</text:p>
      <text:p text:style-name="P1"><text:span text:style-name="Strong_20_Emphasi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1:42:00.646813296</meta:creation-date>
    <dc:date>2017-07-25T23:17:09.290127328</dc:date>
    <meta:editing-duration>PT2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134" meta:character-count="1003" meta:non-whitespace-character-count="842"/>
  </office:meta>
</office:document-meta>
</file>